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317.25pt"/>
    </style:style>
    <style:style style:name="co4" style:family="table-column">
      <style:table-column-properties fo:break-before="auto" style:column-width="305.1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9.91pt"/>
    </style:style>
    <style:style style:name="co7" style:family="table-column">
      <style:table-column-properties fo:break-before="auto" style:column-width="319.55pt"/>
    </style:style>
    <style:style style:name="co8" style:family="table-column">
      <style:table-column-properties fo:break-before="auto" style:column-width="380.5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transparent"/>
    </style:style>
    <style:style style:name="ce9" style:family="table-cell" style:parent-style-name="Default" style:data-style-name="N0"/>
    <style:style style:name="ce11" style:family="table-cell" style:parent-style-name="Default" style:data-style-name="N0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ecuritiesByQuery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trinio Securities Query</text:p>
          </table:table-cell>
          <table:covered-table-cell table:style-name="ce4"/>
          <table:covered-table-cell table:style-name="Default"/>
          <table:covered-table-cell/>
        </table:table-row>
        <table:table-row table:style-name="ro2">
          <table:table-cell table:style-name="ce2"/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georgia</text:p>
          </table:table-cell>
          <table:table-cell table:style-name="Default"/>
          <table:table-cell office:value-type="string" calcext:value-type="string">
            <text:p>Query string for filtering results</text:p>
          </table:table-cell>
        </table:table-row>
        <table:table-row table:style-name="ro2">
          <table:table-cell table:style-name="ce3" office:value-type="string" calcext:value-type="string">
            <text:p>ExchangeSymbol</text:p>
          </table:table-cell>
          <table:table-cell table:style-name="ce3"/>
          <table:table-cell table:style-name="Default"/>
          <table:table-cell office:value-type="string" calcext:value-type="string">
            <text:p>Exchange symbol for filtering results</text:p>
          </table:table-cell>
        </table:table-row>
        <table:table-row table:style-name="ro2">
          <table:table-cell table:style-name="ce3" office:value-type="string" calcext:value-type="string">
            <text:p>LastCRSPAdjustDate</text:p>
          </table:table-cell>
          <table:table-cell table:style-name="ce3"/>
          <table:table-cell table:style-name="Default"/>
          <table:table-cell office:value-type="string" calcext:value-type="string">
            <text:p>Last CRSP adjustment date for filtering results.</text:p>
          </table:table-cell>
        </table:table-row>
        <table:table-row table:style-name="ro2">
          <table:table-cell office:value-type="string" calcext:value-type="string">
            <text:p>QueryCount</text:p>
          </table:table-cell>
          <table:table-cell table:style-name="Default"/>
          <table:table-cell table:style-name="Default" table:formula="of:=COM.INTRINIO.FINTECH.LOCALC.PYTHON.INTRINIOIMPL.INTRINIOSECURITIESQUERYCOUNT(query;exchangesymbol; lastcrspadjdate)" office:value-type="float" office:value="14" calcext:value-type="float">
            <text:p>14</text:p>
          </table:table-cell>
          <table:table-cell office:value-type="string" calcext:value-type="string">
            <text:p>The result count for the query</text:p>
          </table:table-cell>
        </table:table-row>
        <table:table-row table:style-name="ro2">
          <table:table-cell office:value-type="string" calcext:value-type="string">
            <text:p>QueryTagCount</text:p>
          </table:table-cell>
          <table:table-cell table:style-name="Default"/>
          <table:table-cell table:style-name="Default" table:formula="of:=COM.INTRINIO.FINTECH.LOCALC.PYTHON.INTRINIOIMPL.INTRINIOSECURITIESQUERYTAGCOUNT(query;exchangesymbol;lastcrspadjdate)" office:value-type="float" office:value="10" calcext:value-type="float">
            <text:p>10</text:p>
          </table:table-cell>
          <table:table-cell office:value-type="string" calcext:value-type="string">
            <text:p>The number of available tags/items for each security in the results</text:p>
          </table:table-cell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Tags[n]</text:p>
          </table:table-cell>
          <table:table-cell table:style-name="Default"/>
          <table:table-cell table:style-name="ce2" office:value-type="string" calcext:value-type="string">
            <text:p>TagName</text:p>
          </table:table-cell>
          <table:table-cell office:value-type="string" calcext:value-type="string">
            <text:p>0 &lt; n &lt; QueryTagCoun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/>
          <table:table-cell table:formula="of:=COM.INTRINIO.FINTECH.LOCALC.PYTHON.INTRINIOIMPL.INTRINIOSECURITIESQUERYTAG(query;exchangesymbol;lastcrspadjdate;[.A10])" office:value-type="string" office:string-value="composite_figi_ticker" calcext:value-type="string">
            <text:p>composite_figi_ticker</text:p>
          </table:table-cell>
          <table:table-cell/>
        </table:table-row>
        <table:table-row table:style-name="ro2">
          <table:table-cell table:formula="of:=[.A10]+1" office:value-type="float" office:value="1" calcext:value-type="float">
            <text:p>1</text:p>
          </table:table-cell>
          <table:table-cell table:style-name="Default"/>
          <table:table-cell table:formula="of:=COM.INTRINIO.FINTECH.LOCALC.PYTHON.INTRINIOIMPL.INTRINIOSECURITIESQUERYTAG(query;exchangesymbol;lastcrspadjdate;[.A11])" office:value-type="string" office:string-value="composite_figi" calcext:value-type="string">
            <text:p>composite_figi</text:p>
          </table:table-cell>
          <table:table-cell/>
        </table:table-row>
        <table:table-row table:style-name="ro2">
          <table:table-cell table:formula="of:=[.A11]+1" office:value-type="float" office:value="2" calcext:value-type="float">
            <text:p>2</text:p>
          </table:table-cell>
          <table:table-cell table:style-name="Default"/>
          <table:table-cell table:formula="of:=COM.INTRINIO.FINTECH.LOCALC.PYTHON.INTRINIOIMPL.INTRINIOSECURITIESQUERYTAG(query;exchangesymbol;lastcrspadjdate;[.A12])" office:value-type="string" office:string-value="security_type" calcext:value-type="string">
            <text:p>security_type</text:p>
          </table:table-cell>
          <table:table-cell/>
        </table:table-row>
        <table:table-row table:style-name="ro2">
          <table:table-cell table:formula="of:=[.A12]+1" office:value-type="float" office:value="3" calcext:value-type="float">
            <text:p>3</text:p>
          </table:table-cell>
          <table:table-cell table:style-name="Default"/>
          <table:table-cell table:formula="of:=COM.INTRINIO.FINTECH.LOCALC.PYTHON.INTRINIOIMPL.INTRINIOSECURITIESQUERYTAG(query;exchangesymbol;lastcrspadjdate;[.A13])" office:value-type="string" office:string-value="ticker" calcext:value-type="string">
            <text:p>ticker</text:p>
          </table:table-cell>
          <table:table-cell/>
        </table:table-row>
        <table:table-row table:style-name="ro2">
          <table:table-cell table:formula="of:=[.A13]+1" office:value-type="float" office:value="4" calcext:value-type="float">
            <text:p>4</text:p>
          </table:table-cell>
          <table:table-cell table:style-name="Default"/>
          <table:table-cell table:formula="of:=COM.INTRINIO.FINTECH.LOCALC.PYTHON.INTRINIOIMPL.INTRINIOSECURITIESQUERYTAG(query;exchangesymbol;lastcrspadjdate;[.A14])" office:value-type="string" office:string-value="security_name" calcext:value-type="string">
            <text:p>security_name</text:p>
          </table:table-cell>
          <table:table-cell/>
        </table:table-row>
        <table:table-row table:style-name="ro2">
          <table:table-cell table:formula="of:=[.A14]+1" office:value-type="float" office:value="5" calcext:value-type="float">
            <text:p>5</text:p>
          </table:table-cell>
          <table:table-cell table:style-name="Default"/>
          <table:table-cell table:formula="of:=COM.INTRINIO.FINTECH.LOCALC.PYTHON.INTRINIOIMPL.INTRINIOSECURITIESQUERYTAG(query;exchangesymbol;lastcrspadjdate;[.A15])" office:value-type="string" office:string-value="market_sector" calcext:value-type="string">
            <text:p>market_sector</text:p>
          </table:table-cell>
          <table:table-cell/>
        </table:table-row>
        <table:table-row table:style-name="ro2">
          <table:table-cell table:formula="of:=[.A15]+1" office:value-type="float" office:value="6" calcext:value-type="float">
            <text:p>6</text:p>
          </table:table-cell>
          <table:table-cell table:style-name="Default"/>
          <table:table-cell table:formula="of:=COM.INTRINIO.FINTECH.LOCALC.PYTHON.INTRINIOIMPL.INTRINIOSECURITIESQUERYTAG(query;exchangesymbol;lastcrspadjdate;[.A16])" office:value-type="string" office:string-value="figi" calcext:value-type="string">
            <text:p>figi</text:p>
          </table:table-cell>
          <table:table-cell/>
        </table:table-row>
        <table:table-row table:style-name="ro2">
          <table:table-cell table:formula="of:=[.A16]+1" office:value-type="float" office:value="7" calcext:value-type="float">
            <text:p>7</text:p>
          </table:table-cell>
          <table:table-cell table:style-name="Default"/>
          <table:table-cell table:formula="of:=COM.INTRINIO.FINTECH.LOCALC.PYTHON.INTRINIOIMPL.INTRINIOSECURITIESQUERYTAG(query;exchangesymbol;lastcrspadjdate;[.A17])" office:value-type="string" office:string-value="last_crsp_adj_date" calcext:value-type="string">
            <text:p>last_crsp_adj_date</text:p>
          </table:table-cell>
          <table:table-cell/>
        </table:table-row>
        <table:table-row table:style-name="ro2">
          <table:table-cell table:formula="of:=[.A17]+1" office:value-type="float" office:value="8" calcext:value-type="float">
            <text:p>8</text:p>
          </table:table-cell>
          <table:table-cell table:style-name="Default"/>
          <table:table-cell table:formula="of:=COM.INTRINIO.FINTECH.LOCALC.PYTHON.INTRINIOIMPL.INTRINIOSECURITIESQUERYTAG(query;exchangesymbol;lastcrspadjdate;[.A18])" office:value-type="string" office:string-value="stock_exchange" calcext:value-type="string">
            <text:p>stock_exchange</text:p>
          </table:table-cell>
          <table:table-cell/>
        </table:table-row>
        <table:table-row table:style-name="ro2">
          <table:table-cell table:formula="of:=[.A18]+1" office:value-type="float" office:value="9" calcext:value-type="float">
            <text:p>9</text:p>
          </table:table-cell>
          <table:table-cell table:style-name="Default"/>
          <table:table-cell table:formula="of:=COM.INTRINIO.FINTECH.LOCALC.PYTHON.INTRINIOIMPL.INTRINIOSECURITIESQUERYTAG(query;exchangesymbol;lastcrspadjdate;[.A19])" office:value-type="string" office:string-value="figi_ticker" calcext:value-type="string">
            <text:p>figi_ticker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Query[0]</text:p>
          </table:table-cell>
          <table:table-cell table:style-name="ce2" office:value-type="string" calcext:value-type="string">
            <text:p>TagName</text:p>
          </table:table-cell>
          <table:table-cell table:style-name="ce2" office:value-type="string" calcext:value-type="string">
            <text:p>TagValue</text:p>
          </table:table-cell>
          <table:table-cell office:value-type="string" calcext:value-type="string">
            <text:p>Query[n] where 0 &lt; n &lt; QueryCoun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0]" office:value-type="string" office:string-value="composite_figi_ticker" calcext:value-type="string">
            <text:p>composite_figi_ticker</text:p>
          </table:table-cell>
          <table:table-cell table:formula="of:=COM.INTRINIO.FINTECH.LOCALC.PYTHON.INTRINIOIMPL.INTRINIOSECURITIESQUERY(query;exchangesymbol;lastcrspadjdate;[.$A22];[.B22])" office:value-type="string" office:string-value="GEBGG 9 02/08/12:LONDON" calcext:value-type="string">
            <text:p>GEBGG 9 02/08/12:LONDON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1]" office:value-type="string" office:string-value="composite_figi" calcext:value-type="string">
            <text:p>composite_figi</text:p>
          </table:table-cell>
          <table:table-cell table:formula="of:=COM.INTRINIO.FINTECH.LOCALC.PYTHON.INTRINIOIMPL.INTRINIOSECURITIESQUERY(query;exchangesymbol;lastcrspadjdate;[.$A23];[.B23])" office:value-type="string" office:string-value="" calcext:value-type="error">
            <text:p>#N/A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2]" office:value-type="string" office:string-value="security_type" calcext:value-type="string">
            <text:p>security_type</text:p>
          </table:table-cell>
          <table:table-cell table:formula="of:=COM.INTRINIO.FINTECH.LOCALC.PYTHON.INTRINIOIMPL.INTRINIOSECURITIESQUERY(query;exchangesymbol;lastcrspadjdate;[.$A24];[.B24])" office:value-type="string" office:string-value="EURO-DOLLAR" calcext:value-type="string">
            <text:p>EURO-DOLLAR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3]" office:value-type="string" office:string-value="ticker" calcext:value-type="string">
            <text:p>ticker</text:p>
          </table:table-cell>
          <table:table-cell table:formula="of:=COM.INTRINIO.FINTECH.LOCALC.PYTHON.INTRINIOIMPL.INTRINIOSECURITIESQUERY(query;exchangesymbol;lastcrspadjdate;[.$A25];[.B25])" office:value-type="string" office:string-value="54HP" calcext:value-type="string">
            <text:p>54HP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4]" office:value-type="string" office:string-value="security_name" calcext:value-type="string">
            <text:p>security_name</text:p>
          </table:table-cell>
          <table:table-cell table:formula="of:=COM.INTRINIO.FINTECH.LOCALC.PYTHON.INTRINIOIMPL.INTRINIOSECURITIESQUERY(query;exchangesymbol;lastcrspadjdate;[.$A26];[.B26])" office:value-type="string" office:string-value="BK GEORGIA(BG FINANCE)" calcext:value-type="string">
            <text:p>BK GEORGIA(BG FINANCE)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5]" office:value-type="string" office:string-value="market_sector" calcext:value-type="string">
            <text:p>market_sector</text:p>
          </table:table-cell>
          <table:table-cell table:formula="of:=COM.INTRINIO.FINTECH.LOCALC.PYTHON.INTRINIOIMPL.INTRINIOSECURITIESQUERY(query;exchangesymbol;lastcrspadjdate;[.$A27];[.B27])" office:value-type="string" office:string-value="Corp" calcext:value-type="string">
            <text:p>Corp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6]" office:value-type="string" office:string-value="figi" calcext:value-type="string">
            <text:p>figi</text:p>
          </table:table-cell>
          <table:table-cell table:formula="of:=COM.INTRINIO.FINTECH.LOCALC.PYTHON.INTRINIOIMPL.INTRINIOSECURITIESQUERY(query;exchangesymbol;lastcrspadjdate;[.$A28];[.B28])" office:value-type="string" office:string-value="BBG00009VWY7" calcext:value-type="string">
            <text:p>BBG00009VWY7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7]" office:value-type="string" office:string-value="last_crsp_adj_date" calcext:value-type="string">
            <text:p>last_crsp_adj_date</text:p>
          </table:table-cell>
          <table:table-cell table:formula="of:=COM.INTRINIO.FINTECH.LOCALC.PYTHON.INTRINIOIMPL.INTRINIOSECURITIESQUERY(query;exchangesymbol;lastcrspadjdate;[.$A29];[.B29])" office:value-type="string" office:string-value="" calcext:value-type="error">
            <text:p>#N/A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8]" office:value-type="string" office:string-value="stock_exchange" calcext:value-type="string">
            <text:p>stock_exchange</text:p>
          </table:table-cell>
          <table:table-cell table:formula="of:=COM.INTRINIO.FINTECH.LOCALC.PYTHON.INTRINIOIMPL.INTRINIOSECURITIESQUERY(query;exchangesymbol;lastcrspadjdate;[.$A30];[.B30])" office:value-type="string" office:string-value="LSE" calcext:value-type="string">
            <text:p>LSE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C$19]" office:value-type="string" office:string-value="figi_ticker" calcext:value-type="string">
            <text:p>figi_ticker</text:p>
          </table:table-cell>
          <table:table-cell table:formula="of:=COM.INTRINIO.FINTECH.LOCALC.PYTHON.INTRINIOIMPL.INTRINIOSECURITIESQUERY(query;exchangesymbol;lastcrspadjdate;[.$A31];[.B31])" office:value-type="string" office:string-value="GEBGG 9 02/08/12:LONDON" calcext:value-type="string">
            <text:p>GEBGG 9 02/08/12:LONDON</text:p>
          </table:table-cell>
          <table:table-cell/>
        </table:table-row>
        <table:table-row table:style-name="ro2">
          <table:table-cell office:value-type="string" calcext:value-type="string">
            <text:p>Query[1]</text:p>
          </table:table-cell>
          <table:table-cell table:style-name="ce2" office:value-type="string" calcext:value-type="string">
            <text:p>TagName</text:p>
          </table:table-cell>
          <table:table-cell table:style-name="ce2" office:value-type="string" calcext:value-type="string">
            <text:p>TagValu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0]" office:value-type="string" office:string-value="composite_figi_ticker" calcext:value-type="string">
            <text:p>composite_figi_ticker</text:p>
          </table:table-cell>
          <table:table-cell table:formula="of:=COM.INTRINIO.FINTECH.LOCALC.PYTHON.INTRINIOIMPL.INTRINIOSECURITIESQUERY(query;exchangesymbol;lastcrspadjdate;[.$A33];[.B33])" office:value-type="string" office:string-value="B7D1:GR" calcext:value-type="string">
            <text:p>B7D1:G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1]" office:value-type="string" office:string-value="composite_figi" calcext:value-type="string">
            <text:p>composite_figi</text:p>
          </table:table-cell>
          <table:table-cell table:formula="of:=COM.INTRINIO.FINTECH.LOCALC.PYTHON.INTRINIOIMPL.INTRINIOSECURITIESQUERY(query;exchangesymbol;lastcrspadjdate;[.$A34];[.B34])" office:value-type="string" office:string-value="BBG000C4BK82" calcext:value-type="string">
            <text:p>BBG000C4BK8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2]" office:value-type="string" office:string-value="security_type" calcext:value-type="string">
            <text:p>security_type</text:p>
          </table:table-cell>
          <table:table-cell table:formula="of:=COM.INTRINIO.FINTECH.LOCALC.PYTHON.INTRINIOIMPL.INTRINIOSECURITIESQUERY(query;exchangesymbol;lastcrspadjdate;[.$A35];[.B35])" office:value-type="string" office:string-value="GDR - Reg S" calcext:value-type="string">
            <text:p>GDR - Reg 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3]" office:value-type="string" office:string-value="ticker" calcext:value-type="string">
            <text:p>ticker</text:p>
          </table:table-cell>
          <table:table-cell table:formula="of:=COM.INTRINIO.FINTECH.LOCALC.PYTHON.INTRINIOIMPL.INTRINIOSECURITIESQUERY(query;exchangesymbol;lastcrspadjdate;[.$A36];[.B36])" office:value-type="string" office:string-value="B7D1" calcext:value-type="string">
            <text:p>B7D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4]" office:value-type="string" office:string-value="security_name" calcext:value-type="string">
            <text:p>security_name</text:p>
          </table:table-cell>
          <table:table-cell table:formula="of:=COM.INTRINIO.FINTECH.LOCALC.PYTHON.INTRINIOIMPL.INTRINIOSECURITIESQUERY(query;exchangesymbol;lastcrspadjdate;[.$A37];[.B37])" office:value-type="string" office:string-value="BANK OF GEORGIA" calcext:value-type="string">
            <text:p>BANK OF GEORG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5]" office:value-type="string" office:string-value="market_sector" calcext:value-type="string">
            <text:p>market_sector</text:p>
          </table:table-cell>
          <table:table-cell table:formula="of:=COM.INTRINIO.FINTECH.LOCALC.PYTHON.INTRINIOIMPL.INTRINIOSECURITIESQUERY(query;exchangesymbol;lastcrspadjdate;[.$A38];[.B38])" office:value-type="string" office:string-value="" calcext:value-type="error">
            <text:p>#N/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6]" office:value-type="string" office:string-value="figi" calcext:value-type="string">
            <text:p>figi</text:p>
          </table:table-cell>
          <table:table-cell table:formula="of:=COM.INTRINIO.FINTECH.LOCALC.PYTHON.INTRINIOIMPL.INTRINIOSECURITIESQUERY(query;exchangesymbol;lastcrspadjdate;[.$A39];[.B39])" office:value-type="string" office:string-value="BBG000C4BKR1" calcext:value-type="string">
            <text:p>BBG000C4BKR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7]" office:value-type="string" office:string-value="last_crsp_adj_date" calcext:value-type="string">
            <text:p>last_crsp_adj_date</text:p>
          </table:table-cell>
          <table:table-cell table:formula="of:=COM.INTRINIO.FINTECH.LOCALC.PYTHON.INTRINIOIMPL.INTRINIOSECURITIESQUERY(query;exchangesymbol;lastcrspadjdate;[.$A40];[.B40])" office:value-type="string" office:string-value="2007-01-02" calcext:value-type="string">
            <text:p>2007-01-0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8]" office:value-type="string" office:string-value="stock_exchange" calcext:value-type="string">
            <text:p>stock_exchange</text:p>
          </table:table-cell>
          <table:table-cell table:formula="of:=COM.INTRINIO.FINTECH.LOCALC.PYTHON.INTRINIOIMPL.INTRINIOSECURITIESQUERY(query;exchangesymbol;lastcrspadjdate;[.$A41];[.B41])" office:value-type="string" office:string-value="FRA" calcext:value-type="string">
            <text:p>FR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C$19]" office:value-type="string" office:string-value="figi_ticker" calcext:value-type="string">
            <text:p>figi_ticker</text:p>
          </table:table-cell>
          <table:table-cell table:formula="of:=COM.INTRINIO.FINTECH.LOCALC.PYTHON.INTRINIOIMPL.INTRINIOSECURITIESQUERY(query;exchangesymbol;lastcrspadjdate;[.$A42];[.B42])" office:value-type="string" office:string-value="B7D1:GF" calcext:value-type="string">
            <text:p>B7D1:GF</text:p>
          </table:table-cell>
          <table:table-cell/>
        </table:table-row>
        <table:table-row table:style-name="ro2">
          <table:table-cell office:value-type="string" calcext:value-type="string">
            <text:p>Query[1]</text:p>
          </table:table-cell>
          <table:table-cell table:style-name="ce2" office:value-type="string" calcext:value-type="string">
            <text:p>TagName</text:p>
          </table:table-cell>
          <table:table-cell table:style-name="ce2" office:value-type="string" calcext:value-type="string">
            <text:p>TagValu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0]" office:value-type="string" office:string-value="composite_figi_ticker" calcext:value-type="string">
            <text:p>composite_figi_ticker</text:p>
          </table:table-cell>
          <table:table-cell table:formula="of:=COM.INTRINIO.FINTECH.LOCALC.PYTHON.INTRINIOIMPL.INTRINIOSECURITIESQUERY(query;exchangesymbol;lastcrspadjdate;[.$A44];[.B44])" office:value-type="string" office:string-value="BGEZ:LI" calcext:value-type="string">
            <text:p>BGEZ:LI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1]" office:value-type="string" office:string-value="composite_figi" calcext:value-type="string">
            <text:p>composite_figi</text:p>
          </table:table-cell>
          <table:table-cell table:formula="of:=COM.INTRINIO.FINTECH.LOCALC.PYTHON.INTRINIOIMPL.INTRINIOSECURITIESQUERY(query;exchangesymbol;lastcrspadjdate;[.$A45];[.B45])" office:value-type="string" office:string-value="BBG000GVFGD7" calcext:value-type="string">
            <text:p>BBG000GVFGD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2]" office:value-type="string" office:string-value="security_type" calcext:value-type="string">
            <text:p>security_type</text:p>
          </table:table-cell>
          <table:table-cell table:formula="of:=COM.INTRINIO.FINTECH.LOCALC.PYTHON.INTRINIOIMPL.INTRINIOSECURITIESQUERY(query;exchangesymbol;lastcrspadjdate;[.$A46];[.B46])" office:value-type="string" office:string-value="GDR - Reg S" calcext:value-type="string">
            <text:p>GDR - Reg 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3]" office:value-type="string" office:string-value="ticker" calcext:value-type="string">
            <text:p>ticker</text:p>
          </table:table-cell>
          <table:table-cell table:formula="of:=COM.INTRINIO.FINTECH.LOCALC.PYTHON.INTRINIOIMPL.INTRINIOSECURITIESQUERY(query;exchangesymbol;lastcrspadjdate;[.$A47];[.B47])" office:value-type="string" office:string-value="BGEO" calcext:value-type="string">
            <text:p>BGEO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4]" office:value-type="string" office:string-value="security_name" calcext:value-type="string">
            <text:p>security_name</text:p>
          </table:table-cell>
          <table:table-cell table:formula="of:=COM.INTRINIO.FINTECH.LOCALC.PYTHON.INTRINIOIMPL.INTRINIOSECURITIESQUERY(query;exchangesymbol;lastcrspadjdate;[.$A48];[.B48])" office:value-type="string" office:string-value="BANK OF GEORGIA" calcext:value-type="string">
            <text:p>BANK OF GEORGIA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5]" office:value-type="string" office:string-value="market_sector" calcext:value-type="string">
            <text:p>market_sector</text:p>
          </table:table-cell>
          <table:table-cell table:formula="of:=COM.INTRINIO.FINTECH.LOCALC.PYTHON.INTRINIOIMPL.INTRINIOSECURITIESQUERY(query;exchangesymbol;lastcrspadjdate;[.$A49];[.B49])" office:value-type="string" office:string-value="" calcext:value-type="error">
            <text:p>#N/A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6]" office:value-type="string" office:string-value="figi" calcext:value-type="string">
            <text:p>figi</text:p>
          </table:table-cell>
          <table:table-cell table:formula="of:=COM.INTRINIO.FINTECH.LOCALC.PYTHON.INTRINIOIMPL.INTRINIOSECURITIESQUERY(query;exchangesymbol;lastcrspadjdate;[.$A50];[.B50])" office:value-type="string" office:string-value="BBG000GVFGN6" calcext:value-type="string">
            <text:p>BBG000GVFGN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7]" office:value-type="string" office:string-value="last_crsp_adj_date" calcext:value-type="string">
            <text:p>last_crsp_adj_date</text:p>
          </table:table-cell>
          <table:table-cell table:formula="of:=COM.INTRINIO.FINTECH.LOCALC.PYTHON.INTRINIOIMPL.INTRINIOSECURITIESQUERY(query;exchangesymbol;lastcrspadjdate;[.$A51];[.B51])" office:value-type="string" office:string-value="2007-01-03" calcext:value-type="string">
            <text:p>2007-01-0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8]" office:value-type="string" office:string-value="stock_exchange" calcext:value-type="string">
            <text:p>stock_exchange</text:p>
          </table:table-cell>
          <table:table-cell table:formula="of:=COM.INTRINIO.FINTECH.LOCALC.PYTHON.INTRINIOIMPL.INTRINIOSECURITIESQUERY(query;exchangesymbol;lastcrspadjdate;[.$A52];[.B52])" office:value-type="string" office:string-value="LSE" calcext:value-type="string">
            <text:p>LS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C$19]" office:value-type="string" office:string-value="figi_ticker" calcext:value-type="string">
            <text:p>figi_ticker</text:p>
          </table:table-cell>
          <table:table-cell table:formula="of:=COM.INTRINIO.FINTECH.LOCALC.PYTHON.INTRINIOIMPL.INTRINIOSECURITIESQUERY(query;exchangesymbol;lastcrspadjdate;[.$A53];[.B53])" office:value-type="string" office:string-value="BGEZ:LI" calcext:value-type="string">
            <text:p>BGEZ:LI</text:p>
          </table:table-cell>
          <table:table-cell/>
        </table:table-row>
        <table:table-row table:style-name="ro2">
          <table:table-cell office:value-type="string" calcext:value-type="string">
            <text:p>Query[1]</text:p>
          </table:table-cell>
          <table:table-cell table:style-name="ce2" office:value-type="string" calcext:value-type="string">
            <text:p>TagName</text:p>
          </table:table-cell>
          <table:table-cell table:style-name="ce2" office:value-type="string" calcext:value-type="string">
            <text:p>TagValu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0]" office:value-type="string" office:string-value="composite_figi_ticker" calcext:value-type="string">
            <text:p>composite_figi_ticker</text:p>
          </table:table-cell>
          <table:table-cell table:formula="of:=COM.INTRINIO.FINTECH.LOCALC.PYTHON.INTRINIOIMPL.INTRINIOSECURITIESQUERY(query;exchangesymbol;lastcrspadjdate;[.$A55];[.B55])" office:value-type="string" office:string-value="GABA:US" calcext:value-type="string">
            <text:p>GABA:U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1]" office:value-type="string" office:string-value="composite_figi" calcext:value-type="string">
            <text:p>composite_figi</text:p>
          </table:table-cell>
          <table:table-cell table:formula="of:=COM.INTRINIO.FINTECH.LOCALC.PYTHON.INTRINIOIMPL.INTRINIOSECURITIESQUERY(query;exchangesymbol;lastcrspadjdate;[.$A56];[.B56])" office:value-type="string" office:string-value="BBG000DK5TM7" calcext:value-type="string">
            <text:p>BBG000DK5TM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2]" office:value-type="string" office:string-value="security_type" calcext:value-type="string">
            <text:p>security_type</text:p>
          </table:table-cell>
          <table:table-cell table:formula="of:=COM.INTRINIO.FINTECH.LOCALC.PYTHON.INTRINIOIMPL.INTRINIOSECURITIESQUERY(query;exchangesymbol;lastcrspadjdate;[.$A57];[.B57])" office:value-type="string" office:string-value="Common Stock" calcext:value-type="string">
            <text:p>Common Stoc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3]" office:value-type="string" office:string-value="ticker" calcext:value-type="string">
            <text:p>ticker</text:p>
          </table:table-cell>
          <table:table-cell table:formula="of:=COM.INTRINIO.FINTECH.LOCALC.PYTHON.INTRINIOIMPL.INTRINIOSECURITIESQUERY(query;exchangesymbol;lastcrspadjdate;[.$A58];[.B58])" office:value-type="string" office:string-value="GABA" calcext:value-type="string">
            <text:p>GABA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4]" office:value-type="string" office:string-value="security_name" calcext:value-type="string">
            <text:p>security_name</text:p>
          </table:table-cell>
          <table:table-cell table:formula="of:=COM.INTRINIO.FINTECH.LOCALC.PYTHON.INTRINIOIMPL.INTRINIOSECURITIESQUERY(query;exchangesymbol;lastcrspadjdate;[.$A59];[.B59])" office:value-type="string" office:string-value="GEORGIA BANCSHARES INC" calcext:value-type="string">
            <text:p>GEORGIA BANCSHARES INC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5]" office:value-type="string" office:string-value="market_sector" calcext:value-type="string">
            <text:p>market_sector</text:p>
          </table:table-cell>
          <table:table-cell table:formula="of:=COM.INTRINIO.FINTECH.LOCALC.PYTHON.INTRINIOIMPL.INTRINIOSECURITIESQUERY(query;exchangesymbol;lastcrspadjdate;[.$A60];[.B60])" office:value-type="string" office:string-value="Equity" calcext:value-type="string">
            <text:p>Equity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6]" office:value-type="string" office:string-value="figi" calcext:value-type="string">
            <text:p>figi</text:p>
          </table:table-cell>
          <table:table-cell table:formula="of:=COM.INTRINIO.FINTECH.LOCALC.PYTHON.INTRINIOIMPL.INTRINIOSECURITIESQUERY(query;exchangesymbol;lastcrspadjdate;[.$A61];[.B61])" office:value-type="string" office:string-value="BBG000DK73B4" calcext:value-type="string">
            <text:p>BBG000DK73B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7]" office:value-type="string" office:string-value="last_crsp_adj_date" calcext:value-type="string">
            <text:p>last_crsp_adj_date</text:p>
          </table:table-cell>
          <table:table-cell table:formula="of:=COM.INTRINIO.FINTECH.LOCALC.PYTHON.INTRINIOIMPL.INTRINIOSECURITIESQUERY(query;exchangesymbol;lastcrspadjdate;[.$A62];[.B62])" office:value-type="string" office:string-value="" calcext:value-type="error">
            <text:p>#N/A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8]" office:value-type="string" office:string-value="stock_exchange" calcext:value-type="string">
            <text:p>stock_exchange</text:p>
          </table:table-cell>
          <table:table-cell table:formula="of:=COM.INTRINIO.FINTECH.LOCALC.PYTHON.INTRINIOIMPL.INTRINIOSECURITIESQUERY(query;exchangesymbol;lastcrspadjdate;[.$A63];[.B63])" office:value-type="string" office:string-value="OTCM" calcext:value-type="string">
            <text:p>OTCM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C$19]" office:value-type="string" office:string-value="figi_ticker" calcext:value-type="string">
            <text:p>figi_ticker</text:p>
          </table:table-cell>
          <table:table-cell table:formula="of:=COM.INTRINIO.FINTECH.LOCALC.PYTHON.INTRINIOIMPL.INTRINIOSECURITIESQUERY(query;exchangesymbol;lastcrspadjdate;[.$A64];[.B64])" office:value-type="string" office:string-value="GABA:UV" calcext:value-type="string">
            <text:p>GABA:UV</text:p>
          </table:table-cell>
          <table:table-cell/>
        </table:table-row>
        <table:table-row table:style-name="ro2">
          <table:table-cell office:value-type="string" calcext:value-type="string">
            <text:p>Query[1]</text:p>
          </table:table-cell>
          <table:table-cell table:style-name="ce2" office:value-type="string" calcext:value-type="string">
            <text:p>TagName</text:p>
          </table:table-cell>
          <table:table-cell table:style-name="ce2" office:value-type="string" calcext:value-type="string">
            <text:p>TagValu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0]" office:value-type="string" office:string-value="composite_figi_ticker" calcext:value-type="string">
            <text:p>composite_figi_ticker</text:p>
          </table:table-cell>
          <table:table-cell table:formula="of:=COM.INTRINIO.FINTECH.LOCALC.PYTHON.INTRINIOIMPL.INTRINIOSECURITIESQUERY(query;exchangesymbol;lastcrspadjdate;[.$A66];[.B66])" office:value-type="string" office:string-value="GABA:US" calcext:value-type="string">
            <text:p>GABA:U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1]" office:value-type="string" office:string-value="composite_figi" calcext:value-type="string">
            <text:p>composite_figi</text:p>
          </table:table-cell>
          <table:table-cell table:formula="of:=COM.INTRINIO.FINTECH.LOCALC.PYTHON.INTRINIOIMPL.INTRINIOSECURITIESQUERY(query;exchangesymbol;lastcrspadjdate;[.$A67];[.B67])" office:value-type="string" office:string-value="BBG000DK5TM7" calcext:value-type="string">
            <text:p>BBG000DK5TM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2]" office:value-type="string" office:string-value="security_type" calcext:value-type="string">
            <text:p>security_type</text:p>
          </table:table-cell>
          <table:table-cell table:formula="of:=COM.INTRINIO.FINTECH.LOCALC.PYTHON.INTRINIOIMPL.INTRINIOSECURITIESQUERY(query;exchangesymbol;lastcrspadjdate;[.$A68];[.B68])" office:value-type="string" office:string-value="Common Stock" calcext:value-type="string">
            <text:p>Common Stock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3]" office:value-type="string" office:string-value="ticker" calcext:value-type="string">
            <text:p>ticker</text:p>
          </table:table-cell>
          <table:table-cell table:formula="of:=COM.INTRINIO.FINTECH.LOCALC.PYTHON.INTRINIOIMPL.INTRINIOSECURITIESQUERY(query;exchangesymbol;lastcrspadjdate;[.$A69];[.B69])" office:value-type="string" office:string-value="GABA" calcext:value-type="string">
            <text:p>GABA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4]" office:value-type="string" office:string-value="security_name" calcext:value-type="string">
            <text:p>security_name</text:p>
          </table:table-cell>
          <table:table-cell table:formula="of:=COM.INTRINIO.FINTECH.LOCALC.PYTHON.INTRINIOIMPL.INTRINIOSECURITIESQUERY(query;exchangesymbol;lastcrspadjdate;[.$A70];[.B70])" office:value-type="string" office:string-value="GEORGIA BANCSHARES INC" calcext:value-type="string">
            <text:p>GEORGIA BANCSHARES INC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5]" office:value-type="string" office:string-value="market_sector" calcext:value-type="string">
            <text:p>market_sector</text:p>
          </table:table-cell>
          <table:table-cell table:formula="of:=COM.INTRINIO.FINTECH.LOCALC.PYTHON.INTRINIOIMPL.INTRINIOSECURITIESQUERY(query;exchangesymbol;lastcrspadjdate;[.$A71];[.B71])" office:value-type="string" office:string-value="Equity" calcext:value-type="string">
            <text:p>Equity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6]" office:value-type="string" office:string-value="figi" calcext:value-type="string">
            <text:p>figi</text:p>
          </table:table-cell>
          <table:table-cell table:formula="of:=COM.INTRINIO.FINTECH.LOCALC.PYTHON.INTRINIOIMPL.INTRINIOSECURITIESQUERY(query;exchangesymbol;lastcrspadjdate;[.$A72];[.B72])" office:value-type="string" office:string-value="BBG000DK5TM7" calcext:value-type="string">
            <text:p>BBG000DK5TM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7]" office:value-type="string" office:string-value="last_crsp_adj_date" calcext:value-type="string">
            <text:p>last_crsp_adj_date</text:p>
          </table:table-cell>
          <table:table-cell table:formula="of:=COM.INTRINIO.FINTECH.LOCALC.PYTHON.INTRINIOIMPL.INTRINIOSECURITIESQUERY(query;exchangesymbol;lastcrspadjdate;[.$A73];[.B73])" office:value-type="string" office:string-value="2008-01-29" calcext:value-type="string">
            <text:p>2008-01-2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8]" office:value-type="string" office:string-value="stock_exchange" calcext:value-type="string">
            <text:p>stock_exchange</text:p>
          </table:table-cell>
          <table:table-cell table:formula="of:=COM.INTRINIO.FINTECH.LOCALC.PYTHON.INTRINIOIMPL.INTRINIOSECURITIESQUERY(query;exchangesymbol;lastcrspadjdate;[.$A74];[.B74])" office:value-type="string" office:string-value="OTCBB" calcext:value-type="string">
            <text:p>OTCBB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$19]" office:value-type="string" office:string-value="figi_ticker" calcext:value-type="string">
            <text:p>figi_ticker</text:p>
          </table:table-cell>
          <table:table-cell table:formula="of:=COM.INTRINIO.FINTECH.LOCALC.PYTHON.INTRINIOIMPL.INTRINIOSECURITIESQUERY(query;exchangesymbol;lastcrspadjdate;[.$A75];[.B75])" office:value-type="string" office:string-value="GABA:US" calcext:value-type="string">
            <text:p>GABA:US</text:p>
          </table:table-cell>
          <table:table-cell/>
        </table:table-row>
      </table:table>
      <table:table table:name="SecurityByIdentifie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trinio Security by Identifier</text:p>
          </table:table-cell>
          <table:covered-table-cell table:style-name="ce4"/>
          <table:covered-table-cell table:number-columns-repeated="2"/>
        </table:table-row>
        <table:table-row table:style-name="ro2">
          <table:table-cell table:style-name="ce2"/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>
            <text:p>TagCount</text:p>
          </table:table-cell>
          <table:table-cell table:style-name="ce3" office:value-type="string" calcext:value-type="string">
            <text:p>SGE</text:p>
          </table:table-cell>
          <table:table-cell table:formula="of:=COM.INTRINIO.FINTECH.LOCALC.PYTHON.INTRINIOIMPL.INTRINIOSECURITYTAGCOUNT(identifier)" office:value-type="float" office:value="19" calcext:value-type="float">
            <text:p>19</text:p>
          </table:table-cell>
          <table:table-cell office:value-type="string" calcext:value-type="string">
            <text:p>Number of items available for an identifier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ags[n]</text:p>
          </table:table-cell>
          <table:table-cell/>
          <table:table-cell table:style-name="ce2" office:value-type="string" calcext:value-type="string">
            <text:p>TagName</text:p>
          </table:table-cell>
          <table:table-cell office:value-type="string" calcext:value-type="string">
            <text:p>Tag/item nam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formula="of:=COM.INTRINIO.FINTECH.LOCALC.PYTHON.INTRINIOIMPL.INTRINIOSECURITYTAG(identifier;[.A6])" office:value-type="string" office:string-value="figi_exch_cntry" calcext:value-type="string">
            <text:p>figi_exch_cntry</text:p>
          </table:table-cell>
          <table:table-cell/>
        </table:table-row>
        <table:table-row table:style-name="ro2">
          <table:table-cell table:formula="of:=[.A6]+1" office:value-type="float" office:value="1" calcext:value-type="float">
            <text:p>1</text:p>
          </table:table-cell>
          <table:table-cell/>
          <table:table-cell table:formula="of:=COM.INTRINIO.FINTECH.LOCALC.PYTHON.INTRINIOIMPL.INTRINIOSECURITYTAG(identifier;[.A7])" office:value-type="string" office:string-value="ticker" calcext:value-type="string">
            <text:p>ticker</text:p>
          </table:table-cell>
          <table:table-cell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/>
          <table:table-cell table:formula="of:=COM.INTRINIO.FINTECH.LOCALC.PYTHON.INTRINIOIMPL.INTRINIOSECURITYTAG(identifier;[.A8])" office:value-type="string" office:string-value="exch_symbol" calcext:value-type="string">
            <text:p>exch_symbol</text:p>
          </table:table-cell>
          <table:table-cell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/>
          <table:table-cell table:formula="of:=COM.INTRINIO.FINTECH.LOCALC.PYTHON.INTRINIOIMPL.INTRINIOSECURITYTAG(identifier;[.A9])" office:value-type="string" office:string-value="figi" calcext:value-type="string">
            <text:p>figi</text:p>
          </table:table-cell>
          <table:table-cell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/>
          <table:table-cell table:formula="of:=COM.INTRINIO.FINTECH.LOCALC.PYTHON.INTRINIOIMPL.INTRINIOSECURITYTAG(identifier;[.A10])" office:value-type="string" office:string-value="last_crsp_adj_date" calcext:value-type="string">
            <text:p>last_crsp_adj_date</text:p>
          </table:table-cell>
          <table:table-cell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/>
          <table:table-cell table:formula="of:=COM.INTRINIO.FINTECH.LOCALC.PYTHON.INTRINIOIMPL.INTRINIOSECURITYTAG(identifier;[.A11])" office:value-type="string" office:string-value="delisted_security" calcext:value-type="string">
            <text:p>delisted_security</text:p>
          </table:table-cell>
          <table:table-cell/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/>
          <table:table-cell table:formula="of:=COM.INTRINIO.FINTECH.LOCALC.PYTHON.INTRINIOIMPL.INTRINIOSECURITYTAG(identifier;[.A12])" office:value-type="string" office:string-value="figi_ticker" calcext:value-type="string">
            <text:p>figi_ticker</text:p>
          </table:table-cell>
          <table:table-cell/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/>
          <table:table-cell table:formula="of:=COM.INTRINIO.FINTECH.LOCALC.PYTHON.INTRINIOIMPL.INTRINIOSECURITYTAG(identifier;[.A13])" office:value-type="string" office:string-value="mic" calcext:value-type="string">
            <text:p>mic</text:p>
          </table:table-cell>
          <table:table-cell/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/>
          <table:table-cell table:formula="of:=COM.INTRINIO.FINTECH.LOCALC.PYTHON.INTRINIOIMPL.INTRINIOSECURITYTAG(identifier;[.A14])" office:value-type="string" office:string-value="composite_figi_ticker" calcext:value-type="string">
            <text:p>composite_figi_ticker</text:p>
          </table:table-cell>
          <table:table-cell/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/>
          <table:table-cell table:formula="of:=COM.INTRINIO.FINTECH.LOCALC.PYTHON.INTRINIOIMPL.INTRINIOSECURITYTAG(identifier;[.A15])" office:value-type="string" office:string-value="share_class_figi" calcext:value-type="string">
            <text:p>share_class_figi</text:p>
          </table:table-cell>
          <table:table-cell/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/>
          <table:table-cell table:formula="of:=COM.INTRINIO.FINTECH.LOCALC.PYTHON.INTRINIOIMPL.INTRINIOSECURITYTAG(identifier;[.A16])" office:value-type="string" office:string-value="composite_figi" calcext:value-type="string">
            <text:p>composite_figi</text:p>
          </table:table-cell>
          <table:table-cell/>
        </table:table-row>
        <table:table-row table:style-name="ro2">
          <table:table-cell table:formula="of:=[.A16]+1" office:value-type="float" office:value="11" calcext:value-type="float">
            <text:p>11</text:p>
          </table:table-cell>
          <table:table-cell/>
          <table:table-cell table:formula="of:=COM.INTRINIO.FINTECH.LOCALC.PYTHON.INTRINIOIMPL.INTRINIOSECURITYTAG(identifier;[.A17])" office:value-type="string" office:string-value="primary_listing" calcext:value-type="string">
            <text:p>primary_listing</text:p>
          </table:table-cell>
          <table:table-cell/>
        </table:table-row>
        <table:table-row table:style-name="ro2">
          <table:table-cell table:formula="of:=[.A17]+1" office:value-type="float" office:value="12" calcext:value-type="float">
            <text:p>12</text:p>
          </table:table-cell>
          <table:table-cell/>
          <table:table-cell table:formula="of:=COM.INTRINIO.FINTECH.LOCALC.PYTHON.INTRINIOIMPL.INTRINIOSECURITYTAG(identifier;[.A18])" office:value-type="string" office:string-value="security_type" calcext:value-type="string">
            <text:p>security_type</text:p>
          </table:table-cell>
          <table:table-cell/>
        </table:table-row>
        <table:table-row table:style-name="ro2">
          <table:table-cell table:formula="of:=[.A18]+1" office:value-type="float" office:value="13" calcext:value-type="float">
            <text:p>13</text:p>
          </table:table-cell>
          <table:table-cell/>
          <table:table-cell table:formula="of:=COM.INTRINIO.FINTECH.LOCALC.PYTHON.INTRINIOIMPL.INTRINIOSECURITYTAG(identifier;[.A19])" office:value-type="string" office:string-value="security_name" calcext:value-type="string">
            <text:p>security_name</text:p>
          </table:table-cell>
          <table:table-cell/>
        </table:table-row>
        <table:table-row table:style-name="ro2">
          <table:table-cell table:formula="of:=[.A19]+1" office:value-type="float" office:value="14" calcext:value-type="float">
            <text:p>14</text:p>
          </table:table-cell>
          <table:table-cell/>
          <table:table-cell table:formula="of:=COM.INTRINIO.FINTECH.LOCALC.PYTHON.INTRINIOIMPL.INTRINIOSECURITYTAG(identifier;[.A20])" office:value-type="string" office:string-value="market_sector" calcext:value-type="string">
            <text:p>market_sector</text:p>
          </table:table-cell>
          <table:table-cell/>
        </table:table-row>
        <table:table-row table:style-name="ro2">
          <table:table-cell table:formula="of:=[.A20]+1" office:value-type="float" office:value="15" calcext:value-type="float">
            <text:p>15</text:p>
          </table:table-cell>
          <table:table-cell/>
          <table:table-cell table:formula="of:=COM.INTRINIO.FINTECH.LOCALC.PYTHON.INTRINIOIMPL.INTRINIOSECURITYTAG(identifier;[.A21])" office:value-type="string" office:string-value="etf" calcext:value-type="string">
            <text:p>etf</text:p>
          </table:table-cell>
          <table:table-cell/>
        </table:table-row>
        <table:table-row table:style-name="ro2">
          <table:table-cell table:formula="of:=[.A21]+1" office:value-type="float" office:value="16" calcext:value-type="float">
            <text:p>16</text:p>
          </table:table-cell>
          <table:table-cell/>
          <table:table-cell table:formula="of:=COM.INTRINIO.FINTECH.LOCALC.PYTHON.INTRINIOIMPL.INTRINIOSECURITYTAG(identifier;[.A22])" office:value-type="string" office:string-value="figi_uniqueid" calcext:value-type="string">
            <text:p>figi_uniqueid</text:p>
          </table:table-cell>
          <table:table-cell/>
        </table:table-row>
        <table:table-row table:style-name="ro2">
          <table:table-cell table:formula="of:=[.A22]+1" office:value-type="float" office:value="17" calcext:value-type="float">
            <text:p>17</text:p>
          </table:table-cell>
          <table:table-cell/>
          <table:table-cell table:formula="of:=COM.INTRINIO.FINTECH.LOCALC.PYTHON.INTRINIOIMPL.INTRINIOSECURITYTAG(identifier;[.A23])" office:value-type="string" office:string-value="stock_exchange" calcext:value-type="string">
            <text:p>stock_exchange</text:p>
          </table:table-cell>
          <table:table-cell/>
        </table:table-row>
        <table:table-row table:style-name="ro2">
          <table:table-cell table:formula="of:=[.A23]+1" office:value-type="float" office:value="18" calcext:value-type="float">
            <text:p>18</text:p>
          </table:table-cell>
          <table:table-cell/>
          <table:table-cell table:formula="of:=COM.INTRINIO.FINTECH.LOCALC.PYTHON.INTRINIOIMPL.INTRINIOSECURITYTAG(identifier;[.A24])" office:value-type="string" office:string-value="currency" calcext:value-type="string">
            <text:p>currency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formula="of:=identifier" office:value-type="string" office:string-value="SGE" calcext:value-type="string">
            <text:p>SGE</text:p>
          </table:table-cell>
          <table:table-cell table:style-name="ce2" office:value-type="string" calcext:value-type="string">
            <text:p>TagName</text:p>
          </table:table-cell>
          <table:table-cell table:style-name="ce2" office:value-type="string" calcext:value-type="string">
            <text:p>TagValue</text:p>
          </table:table-cell>
          <table:table-cell table:formula="of:=COM.MICROSOFT.CONCAT(&quot;Values for security &quot;;identifier)" office:value-type="string" office:string-value="Values for security SGE" calcext:value-type="string">
            <text:p>Values for security SGE</text:p>
          </table:table-cell>
        </table:table-row>
        <table:table-row table:style-name="ro2">
          <table:table-cell/>
          <table:table-cell table:style-name="ce9" table:formula="of:=[.C6]" office:value-type="string" office:string-value="figi_exch_cntry" calcext:value-type="string">
            <text:p>figi_exch_cntry</text:p>
          </table:table-cell>
          <table:table-cell table:formula="of:=COM.INTRINIO.FINTECH.LOCALC.PYTHON.INTRINIOIMPL.INTRINIOSECURITY(identifier;[.B27])" office:value-type="string" office:string-value="LN" calcext:value-type="string">
            <text:p>LN</text:p>
          </table:table-cell>
          <table:table-cell/>
        </table:table-row>
        <table:table-row table:style-name="ro2">
          <table:table-cell/>
          <table:table-cell table:style-name="ce9" table:formula="of:=[.C7]" office:value-type="string" office:string-value="ticker" calcext:value-type="string">
            <text:p>ticker</text:p>
          </table:table-cell>
          <table:table-cell table:formula="of:=COM.INTRINIO.FINTECH.LOCALC.PYTHON.INTRINIOIMPL.INTRINIOSECURITY(identifier;[.B28])" office:value-type="string" office:string-value="SGE" calcext:value-type="string">
            <text:p>SGE</text:p>
          </table:table-cell>
          <table:table-cell/>
        </table:table-row>
        <table:table-row table:style-name="ro2">
          <table:table-cell/>
          <table:table-cell table:style-name="ce9" table:formula="of:=[.C8]" office:value-type="string" office:string-value="exch_symbol" calcext:value-type="string">
            <text:p>exch_symbol</text:p>
          </table:table-cell>
          <table:table-cell table:formula="of:=COM.INTRINIO.FINTECH.LOCALC.PYTHON.INTRINIOIMPL.INTRINIOSECURITY(identifier;[.B29])" office:value-type="string" office:string-value="^XLON" calcext:value-type="string">
            <text:p>^XLON</text:p>
          </table:table-cell>
          <table:table-cell/>
        </table:table-row>
        <table:table-row table:style-name="ro2">
          <table:table-cell/>
          <table:table-cell table:style-name="ce9" table:formula="of:=[.C9]" office:value-type="string" office:string-value="figi" calcext:value-type="string">
            <text:p>figi</text:p>
          </table:table-cell>
          <table:table-cell table:formula="of:=COM.INTRINIO.FINTECH.LOCALC.PYTHON.INTRINIOIMPL.INTRINIOSECURITY(identifier;[.B30])" office:value-type="string" office:string-value="BBG000BN0PP3" calcext:value-type="string">
            <text:p>BBG000BN0PP3</text:p>
          </table:table-cell>
          <table:table-cell/>
        </table:table-row>
        <table:table-row table:style-name="ro2">
          <table:table-cell/>
          <table:table-cell table:style-name="ce9" table:formula="of:=[.C10]" office:value-type="string" office:string-value="last_crsp_adj_date" calcext:value-type="string">
            <text:p>last_crsp_adj_date</text:p>
          </table:table-cell>
          <table:table-cell table:style-name="ce9" table:formula="of:=COM.INTRINIO.FINTECH.LOCALC.PYTHON.INTRINIOIMPL.INTRINIOSECURITY(identifier;[.B31])" office:value-type="string" office:string-value="2017-05-11" calcext:value-type="string">
            <text:p>2017-05-11</text:p>
          </table:table-cell>
          <table:table-cell/>
        </table:table-row>
        <table:table-row table:style-name="ro2">
          <table:table-cell/>
          <table:table-cell table:style-name="ce9" table:formula="of:=[.C11]" office:value-type="string" office:string-value="delisted_security" calcext:value-type="string">
            <text:p>delisted_security</text:p>
          </table:table-cell>
          <table:table-cell table:formula="of:=COM.INTRINIO.FINTECH.LOCALC.PYTHON.INTRINIOIMPL.INTRINIOSECURITY(identifier;[.B32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9" table:formula="of:=[.C12]" office:value-type="string" office:string-value="figi_ticker" calcext:value-type="string">
            <text:p>figi_ticker</text:p>
          </table:table-cell>
          <table:table-cell table:formula="of:=COM.INTRINIO.FINTECH.LOCALC.PYTHON.INTRINIOIMPL.INTRINIOSECURITY(identifier;[.B33])" office:value-type="string" office:string-value="SGE:LN" calcext:value-type="string">
            <text:p>SGE:LN</text:p>
          </table:table-cell>
          <table:table-cell/>
        </table:table-row>
        <table:table-row table:style-name="ro2">
          <table:table-cell/>
          <table:table-cell table:style-name="ce9" table:formula="of:=[.C13]" office:value-type="string" office:string-value="mic" calcext:value-type="string">
            <text:p>mic</text:p>
          </table:table-cell>
          <table:table-cell table:formula="of:=COM.INTRINIO.FINTECH.LOCALC.PYTHON.INTRINIOIMPL.INTRINIOSECURITY(identifier;[.B34])" office:value-type="string" office:string-value="XLON" calcext:value-type="string">
            <text:p>XLON</text:p>
          </table:table-cell>
          <table:table-cell/>
        </table:table-row>
        <table:table-row table:style-name="ro2">
          <table:table-cell/>
          <table:table-cell table:style-name="ce11" table:formula="of:=[.C14]" office:value-type="string" office:string-value="composite_figi_ticker" calcext:value-type="string">
            <text:p>composite_figi_ticker</text:p>
          </table:table-cell>
          <table:table-cell table:formula="of:=COM.INTRINIO.FINTECH.LOCALC.PYTHON.INTRINIOIMPL.INTRINIOSECURITY(identifier;[.B35])" office:value-type="string" office:string-value="SGE:LN" calcext:value-type="string">
            <text:p>SGE:LN</text:p>
          </table:table-cell>
          <table:table-cell/>
        </table:table-row>
        <table:table-row table:style-name="ro2">
          <table:table-cell/>
          <table:table-cell table:style-name="ce9" table:formula="of:=[.C15]" office:value-type="string" office:string-value="share_class_figi" calcext:value-type="string">
            <text:p>share_class_figi</text:p>
          </table:table-cell>
          <table:table-cell table:formula="of:=COM.INTRINIO.FINTECH.LOCALC.PYTHON.INTRINIOIMPL.INTRINIOSECURITY(identifier;[.B36])" office:value-type="string" office:string-value="BBG001S6G327" calcext:value-type="string">
            <text:p>BBG001S6G327</text:p>
          </table:table-cell>
          <table:table-cell/>
        </table:table-row>
        <table:table-row table:style-name="ro2">
          <table:table-cell/>
          <table:table-cell table:style-name="ce9" table:formula="of:=[.C16]" office:value-type="string" office:string-value="composite_figi" calcext:value-type="string">
            <text:p>composite_figi</text:p>
          </table:table-cell>
          <table:table-cell table:formula="of:=COM.INTRINIO.FINTECH.LOCALC.PYTHON.INTRINIOIMPL.INTRINIOSECURITY(identifier;[.B37])" office:value-type="string" office:string-value="BBG000BN0P46" calcext:value-type="string">
            <text:p>BBG000BN0P46</text:p>
          </table:table-cell>
          <table:table-cell/>
        </table:table-row>
        <table:table-row table:style-name="ro2">
          <table:table-cell/>
          <table:table-cell table:style-name="ce9" table:formula="of:=[.C17]" office:value-type="string" office:string-value="primary_listing" calcext:value-type="string">
            <text:p>primary_listing</text:p>
          </table:table-cell>
          <table:table-cell table:formula="of:=COM.INTRINIO.FINTECH.LOCALC.PYTHON.INTRINIOIMPL.INTRINIOSECURITY(identifier;[.B38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9" table:formula="of:=[.C18]" office:value-type="string" office:string-value="security_type" calcext:value-type="string">
            <text:p>security_type</text:p>
          </table:table-cell>
          <table:table-cell table:formula="of:=COM.INTRINIO.FINTECH.LOCALC.PYTHON.INTRINIOIMPL.INTRINIOSECURITY(identifier;[.B39])" office:value-type="string" office:string-value="Common Stock" calcext:value-type="string">
            <text:p>Common Stock</text:p>
          </table:table-cell>
          <table:table-cell/>
        </table:table-row>
        <table:table-row table:style-name="ro2">
          <table:table-cell/>
          <table:table-cell table:style-name="ce9" table:formula="of:=[.C19]" office:value-type="string" office:string-value="security_name" calcext:value-type="string">
            <text:p>security_name</text:p>
          </table:table-cell>
          <table:table-cell table:formula="of:=COM.INTRINIO.FINTECH.LOCALC.PYTHON.INTRINIOIMPL.INTRINIOSECURITY(identifier;[.B40])" office:value-type="string" office:string-value="SAGE GROUP PLC/THE" calcext:value-type="string">
            <text:p>SAGE GROUP PLC/THE</text:p>
          </table:table-cell>
          <table:table-cell/>
        </table:table-row>
        <table:table-row table:style-name="ro2">
          <table:table-cell/>
          <table:table-cell table:style-name="ce9" table:formula="of:=[.C20]" office:value-type="string" office:string-value="market_sector" calcext:value-type="string">
            <text:p>market_sector</text:p>
          </table:table-cell>
          <table:table-cell table:formula="of:=COM.INTRINIO.FINTECH.LOCALC.PYTHON.INTRINIOIMPL.INTRINIOSECURITY(identifier;[.B41])" office:value-type="string" office:string-value="Equity" calcext:value-type="string">
            <text:p>Equity</text:p>
          </table:table-cell>
          <table:table-cell/>
        </table:table-row>
        <table:table-row table:style-name="ro2">
          <table:table-cell/>
          <table:table-cell table:style-name="ce9" table:formula="of:=[.C21]" office:value-type="string" office:string-value="etf" calcext:value-type="string">
            <text:p>etf</text:p>
          </table:table-cell>
          <table:table-cell table:formula="of:=COM.INTRINIO.FINTECH.LOCALC.PYTHON.INTRINIOIMPL.INTRINIOSECURITY(identifier;[.B42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11" table:formula="of:=[.C22]" office:value-type="string" office:string-value="figi_uniqueid" calcext:value-type="string">
            <text:p>figi_uniqueid</text:p>
          </table:table-cell>
          <table:table-cell table:formula="of:=COM.INTRINIO.FINTECH.LOCALC.PYTHON.INTRINIOIMPL.INTRINIOSECURITY(identifier;[.B43])" office:value-type="string" office:string-value="EQ0011238000001000" calcext:value-type="string">
            <text:p>EQ0011238000001000</text:p>
          </table:table-cell>
          <table:table-cell/>
        </table:table-row>
        <table:table-row table:style-name="ro2">
          <table:table-cell/>
          <table:table-cell table:style-name="ce9" table:formula="of:=[.C23]" office:value-type="string" office:string-value="stock_exchange" calcext:value-type="string">
            <text:p>stock_exchange</text:p>
          </table:table-cell>
          <table:table-cell table:formula="of:=COM.INTRINIO.FINTECH.LOCALC.PYTHON.INTRINIOIMPL.INTRINIOSECURITY(identifier;[.B44])" office:value-type="string" office:string-value="LSE" calcext:value-type="string">
            <text:p>LSE</text:p>
          </table:table-cell>
          <table:table-cell/>
        </table:table-row>
        <table:table-row table:style-name="ro2">
          <table:table-cell/>
          <table:table-cell table:style-name="ce9" table:formula="of:=[.C24]" office:value-type="string" office:string-value="currency" calcext:value-type="string">
            <text:p>currency</text:p>
          </table:table-cell>
          <table:table-cell table:formula="of:=COM.INTRINIO.FINTECH.LOCALC.PYTHON.INTRINIOIMPL.INTRINIOSECURITY(identifier;[.B45])" office:value-type="string" office:string-value="GBX" calcext:value-type="string">
            <text:p>GBX</text:p>
          </table:table-cell>
          <table:table-cell/>
        </table:table-row>
        <table:table-row table:style-name="ro2" table:number-rows-repeated="2">
          <table:table-cell/>
          <table:table-cell table:style-name="ce9"/>
          <table:table-cell table:number-columns-repeated="2"/>
        </table:table-row>
        <table:table-row table:style-name="ro2">
          <table:table-cell/>
          <table:table-cell table:style-name="ce9"/>
          <table:table-cell table:number-columns-repeated="2"/>
        </table:table-row>
      </table:table>
      <table:named-expressions>
        <table:named-range table:name="exchangesymbol" table:base-cell-address="$SecuritiesByQuery.$B$4" table:cell-range-address="$SecuritiesByQuery.$B$4"/>
        <table:named-range table:name="identifier" table:base-cell-address="$SecurityByIdentifier.$B$3" table:cell-range-address="$SecurityByIdentifier.$B$3"/>
        <table:named-range table:name="lastcrspadjdate" table:base-cell-address="$SecuritiesByQuery.$B$5" table:cell-range-address="$SecuritiesByQuery.$B$5"/>
        <table:named-range table:name="query" table:base-cell-address="$SecuritiesByQuery.$B$1" table:cell-range-address="$SecuritiesByQuery.$B$3"/>
      </table:named-expressions>
      <table:database-ranges>
        <table:database-range table:name="__Anonymous_Sheet_DB__1" table:target-range-address="SecurityByIdentifier.A27:SecurityByIdentifier.AMJ4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/00/0000</text:date>, <text:time style:data-style-name="N2" text:time-value="14:37:28.85999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5:56:49.387389000</meta:creation-date>
    <dc:date>2017-09-08T15:12:22.040662000</dc:date>
    <meta:editing-duration>PT1H48M2S</meta:editing-duration>
    <meta:editing-cycles>27</meta:editing-cycles>
    <meta:generator>LibreOffice/5.4.0.3$MacOSX_X86_64 LibreOffice_project/7556cbc6811c9d992f4064ab9287069087d7f62c</meta:generator>
    <meta:document-statistic meta:table-count="2" meta:cell-count="297" meta:object-count="0"/>
    <meta:user-defined meta:name=""/>
  </office:meta>
</office:document-meta>
</file>